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800000001A3E919C20828F9279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sap" svg:font-family="Asap"/>
    <style:font-face style:name="Asap SemiBold1" svg:font-family="'Asap SemiBold'"/>
    <style:font-face style:name="Secular One" svg:font-family="'Secular One'"/>
    <style:font-face style:name="Arial" svg:font-family="Arial" style:font-pitch="variable"/>
    <style:font-face style:name="Asap SemiBold" svg:font-family="'Asap SemiBold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-title" style:list-style-name="L3">
      <style:graphic-properties draw:stroke="none" svg:stroke-width="0cm" draw:fill="none" draw:textarea-vertical-align="top" draw:auto-grow-height="false" draw:fit-to-size="shrink-to-fit" style:shrink-to-fit="true" fo:min-height="15.03cm" fo:padding-top="0.933cm" fo:padding-bottom="0.933cm" fo:padding-left="0.933cm" fo:padding-right="0.933cm" fo:wrap-option="wrap"/>
      <style:paragraph-properties style:writing-mode="lr-tb"/>
    </style:style>
    <style:style style:name="pr2" style:family="presentation" style:parent-style-name="TITLE-outline1" style:list-style-name="L4">
      <style:graphic-properties draw:stroke="none" svg:stroke-width="0cm" draw:fill="none" draw:textarea-vertical-align="top" draw:auto-grow-height="false" draw:fit-to-size="shrink-to-fit" style:shrink-to-fit="true" fo:min-height="51.949cm" fo:padding-top="0.933cm" fo:padding-bottom="0.933cm" fo:padding-left="0.933cm" fo:padding-right="0.933cm" fo:wrap-option="wrap"/>
      <style:paragraph-properties style:writing-mode="lr-tb"/>
    </style:style>
    <style:style style:name="pr3" style:family="presentation" style:parent-style-name="TITLE-outline1" style:list-style-name="L4">
      <style:graphic-properties draw:stroke="none" svg:stroke-width="0cm" draw:fill="none" draw:textarea-vertical-align="top" draw:auto-grow-height="false" draw:fit-to-size="shrink-to-fit" style:shrink-to-fit="true" fo:min-height="51.949cm" fo:padding-top="0.933cm" fo:padding-bottom="0.933cm" fo:padding-left="0.933cm" fo:padding-right="0.933cm" fo:wrap-option="wrap"/>
      <style:paragraph-properties style:writing-mode="lr-tb"/>
    </style:style>
    <style:style style:name="pr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ff" style:text-line-through-style="none" style:text-line-through-type="none" style:text-position="0% 100%" style:font-name="Secular One" fo:font-size="96pt" fo:letter-spacing="normal" fo:font-style="normal" style:text-underline-style="none" fo:font-weight="normal" style:font-name-asian="Secular One" style:font-size-asian="96pt" style:font-style-asian="normal" style:font-weight-asian="normal" style:font-name-complex="Secular One" style:font-size-complex="96pt" style:font-style-complex="normal" style:font-weight-complex="normal"/>
    </style:style>
    <style:style style:name="P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212121" style:text-line-through-style="none" style:text-line-through-type="none" style:text-position="0% 100%" style:font-name="Asap" fo:font-size="66pt" fo:letter-spacing="normal" fo:font-style="normal" style:text-underline-style="none" fo:font-weight="normal" style:font-name-asian="Asap" style:font-size-asian="66pt" style:font-style-asian="normal" style:font-weight-asian="normal" style:font-name-complex="Asap" style:font-size-complex="66pt" style:font-style-complex="normal" style:font-weight-complex="normal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sap SemiBold1" fo:font-size="60pt" fo:letter-spacing="normal" fo:language="pt" fo:country="BR" fo:font-style="normal" style:text-underline-style="none" fo:font-weight="normal" style:font-name-asian="Asap SemiBold1" style:font-size-asian="60pt" style:font-style-asian="normal" style:font-weight-asian="normal" style:font-name-complex="Asap SemiBold1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528cm" text:min-label-width="1.798cm"/>
        <style:text-properties style:font-name="Asap" fo:color="#21212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;p5" presentation:style-name="pr1" draw:text-style-name="P2" draw:layer="layout" svg:width="55.908cm" svg:height="13.058cm" svg:x="2.045cm" svg:y="2.235cm" presentation:class="title" presentation:user-transformed="true">
          <draw:text-box>
            <text:p text:style-name="P1"><text:span text:style-name="T1">Vértices Fortemente Cospectrais em Árvores</text:span><text:span text:style-name="T1"><text:line-break/></text:span><text:span text:style-name="T1"/></text:p>
          </draw:text-box>
        </draw:frame>
        <draw:frame draw:name="Google Shape;28;p5" presentation:style-name="pr2" draw:text-style-name="P3" draw:layer="layout" svg:width="25.411cm" svg:height="67.47cm" svg:x="3.882cm" svg:y="17cm" presentation:class="outline" presentation:placeholder="true" presentation:user-transformed="true">
          <draw:text-box/>
        </draw:frame>
        <draw:frame draw:name="Google Shape;29;p5" presentation:style-name="pr3" draw:text-style-name="P3" draw:layer="layout" svg:width="25.411cm" svg:height="59.822cm" svg:x="32.064cm" svg:y="17cm" presentation:class="outline" presentation:placeholder="true" presentation:user-transformed="true">
          <draw:text-box/>
        </draw:frame>
        <draw:frame draw:style-name="gr1" draw:text-style-name="P4" draw:layer="layout" svg:width="41.4cm" svg:height="4.8cm" svg:x="9cm" svg:y="7.4cm">
          <draw:text-box>
            <text:p>Emanuel Juliano Morais Silva</text:p>
          </draw:text-box>
        </draw:frame>
        <presentation:notes draw:style-name="dp2">
          <draw:page-thumbnail draw:name="Google Shape;24;p:notes" draw:style-name="gr2" draw:layer="layout" svg:width="6.349cm" svg:height="9.524cm" svg:x="6.351cm" svg:y="1.905cm" draw:page-number="1" presentation:class="page"/>
          <draw:frame draw:name="Google Shape;25;p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sap" svg:font-family="Asap"/>
    <style:font-face style:name="Asap SemiBold1" svg:font-family="'Asap SemiBold'"/>
    <style:font-face style:name="Secular One" svg:font-family="'Secular One'"/>
    <style:font-face style:name="Arial" svg:font-family="Arial" style:font-pitch="variable"/>
    <style:font-face style:name="Asap SemiBold" svg:font-family="'Asap SemiBold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6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0cm" fo:page-height="90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52.2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8;p1" draw:style-name="Mgr3" draw:text-style-name="MP5" draw:layer="backgroundobjects" svg:width="59.999cm" svg:height="12.274cm" svg:x="0.118cm" svg:y="77.936cm">
        <draw:image xlink:href="Pictures/1000020100000800000001A3E919C20828F9279A.png" xlink:type="simple" xlink:show="embed" xlink:actuate="onLoad" loext:mime-type="image/png">
          <text:p/>
        </draw:image>
      </draw:frame>
      <draw:frame draw:name="Google Shape;10;p2" presentation:style-name="TITLE-title" draw:layer="backgroundobjects" svg:width="55.908cm" svg:height="13.058cm" svg:x="2.045cm" svg:y="2.235cm" presentation:class="title" presentation:placeholder="true" presentation:user-transformed="true">
        <draw:text-box/>
      </draw:frame>
      <draw:frame draw:name="Google Shape;11;p2" presentation:style-name="Mpr1" draw:text-style-name="MP7" draw:layer="backgroundobjects" svg:width="3.599cm" svg:height="6.887cm" svg:x="55.594cm" svg:y="81.59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2;p2" presentation:style-name="TITLE-outline1" draw:layer="backgroundobjects" svg:width="25.411cm" svg:height="67.47cm" svg:x="3.882cm" svg:y="17cm" presentation:class="outline" presentation:placeholder="true" presentation:user-transformed="true">
        <draw:text-box/>
      </draw:frame>
      <draw:frame draw:name="Google Shape;13;p2" presentation:style-name="TITLE-outline1" draw:layer="backgroundobjects" svg:width="25.411cm" svg:height="59.822cm" svg:x="32.064cm" svg:y="17cm" presentation:class="outline" presentation:placeholder="true" presentation:user-transformed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08T15:19:05.293427641</dc:date>
    <meta:editing-duration>PT19M14S</meta:editing-duration>
    <meta:editing-cycles>1</meta:editing-cycles>
    <meta:document-statistic meta:object-count="27"/>
    <meta:generator>LibreOffice/6.4.7.2$Linux_X86_64 LibreOffice_project/40$Build-2</meta:generator>
    <meta:user-defined meta:name="ContentTypeId">0x010100EF1F32469854C942A4BDEED2F9092489</meta:user-defined>
  </office:meta>
</office:document-meta>
</file>